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74cm" fo:break-before="auto" style:use-optimal-row-height="false"/>
    </style:style>
    <style:style style:name="ro5" style:family="table-row">
      <style:table-row-properties style:row-height="1.111cm" fo:break-before="auto" style:use-optimal-row-height="true"/>
    </style:style>
    <style:style style:name="ro6" style:family="table-row">
      <style:table-row-properties style:row-height="2.574cm" fo:break-before="auto" style:use-optimal-row-height="true"/>
    </style:style>
    <style:style style:name="ro7" style:family="table-row">
      <style:table-row-properties style:row-height="3.041cm" fo:break-before="auto" style:use-optimal-row-height="true"/>
    </style:style>
    <style:style style:name="ro8" style:family="table-row">
      <style:table-row-properties style:row-height="3.51cm" fo:break-before="auto" style:use-optimal-row-height="true"/>
    </style:style>
    <style:style style:name="ro9" style:family="table-row">
      <style:table-row-properties style:row-height="2.164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1.286cm" fo:break-before="auto" style:use-optimal-row-height="false"/>
    </style:style>
    <style:style style:name="ro12" style:family="table-row">
      <style:table-row-properties style:row-height="0.453cm" fo:break-before="auto" style:use-optimal-row-height="false"/>
    </style:style>
    <style:style style:name="ro13" style:family="table-row">
      <style:table-row-properties style:row-height="2cm" fo:break-before="auto" style:use-optimal-row-height="true"/>
    </style:style>
    <style:style style:name="ro14" style:family="table-row">
      <style:table-row-properties style:row-height="1.053cm" fo:break-before="auto" style:use-optimal-row-height="true"/>
    </style:style>
    <style:style style:name="ro15" style:family="table-row">
      <style:table-row-properties style:row-height="1.499cm" fo:break-before="auto" style:use-optimal-row-height="true"/>
    </style:style>
    <style:style style:name="ro16" style:family="table-row">
      <style:table-row-properties style:row-height="1cm" fo:break-before="auto" style:use-optimal-row-height="true"/>
    </style:style>
    <style:style style:name="ro17" style:family="table-row">
      <style:table-row-properties style:row-height="1.446cm" fo:break-before="auto" style:use-optimal-row-height="true"/>
    </style:style>
    <style:style style:name="ro18" style:family="table-row">
      <style:table-row-properties style:row-height="1.552cm" fo:break-before="auto" style:use-optimal-row-height="true"/>
    </style:style>
    <style:style style:name="ro19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4" table:number-columns-repeated="2"/>
          <table:table-cell table:style-name="ce24" office:value-type="string">
            <text:p>GPS</text:p>
          </table:table-cell>
          <table:table-cell table:style-name="ce24" office:value-type="string">
            <text:p>concate</text:p>
          </table:table-cell>
          <table:table-cell table:style-name="ce24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1-13_09-53-48_000.jpg</text:p>
          </table:table-cell>
          <table:table-cell table:style-name="ce1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 E-139-34-49.49</text:p>
          </table:table-cell>
          <table:table-cell table:style-name="ce25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1-13_11-42-11_000.jpg</text:p>
          </table:table-cell>
          <table:table-cell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5 E-139-34-49.87</text:p>
          </table:table-cell>
          <table:table-cell table:style-name="ce25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2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1-13_15-38-14_000.jpg</text:p>
          </table:table-cell>
          <table:table-cell table:style-name="ce3" office:value-type="string">
            <text:p>:m 1-2*2 RES / 245 / 『古典場から量子場への道』　高橋康 / p.89</text:p>
          </table:table-cell>
          <table:table-cell table:style-name="ce13"/>
          <table:table-cell table:style-name="ce3"/>
          <table:table-cell table:style-name="ce3" office:value-type="string">
            <text:p>N-35-35-28.85 E-139-34-49.43</text:p>
          </table:table-cell>
          <table:table-cell table:style-name="ce25" table:formula="of:=IF([.E4]=&quot;&quot;;[.C4];CONCATENATE([.C4];&quot; / &quot;;[.E4]))" office:value-type="string" office:string-value=":m 1-2*2 RES / 245 / 『古典場から量子場への道』　高橋康 / p.89">
            <text:p>:m 1-2*2 RES / 245 / 『古典場から量子場への道』　高橋康 / p.89</text:p>
          </table:table-cell>
          <table:table-cell table:style-name="ce3"/>
          <table:table-cell table:style-name="ce26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2019-11-13_18-43-40_000.jpg</text:p>
          </table:table-cell>
          <table:table-cell table:style-name="ce3" office:value-type="string">
            <text:p>:m music / log / gt / || s.1:wu,action=wu,action=harmonics:et-5_flamenco:et-6:patt-13.n:t.75~115;R=1_arpeggio_tapping_stomp:f-77:patt-3.n:R=3:patt-4:R=4.n_scale:st-1:p6;s2:t.~180|| s.2:f-88,patt,em=p1;s2,R=2 || s.3:st-1,patt,k.B,em=p6;s3</text:p>
          </table:table-cell>
          <table:table-cell table:style-name="ce14"/>
          <table:table-cell table:style-name="ce3"/>
          <table:table-cell table:style-name="ce3" office:value-type="string">
            <text:p>N-35-35-28.31 E-139-34-49.38</text:p>
          </table:table-cell>
          <table:table-cell table:style-name="ce25" table:formula="of:=IF([.E5]=&quot;&quot;;[.C5];CONCATENATE([.C5];&quot; / &quot;;[.E5]))" office:value-type="string" office:string-value=":m music / log / gt / || s.1:wu,action=wu,action=harmonics:et-5_flamenco:et-6:patt-13.n:t.75~115;R=1_arpeggio_tapping_stomp:f-77:patt-3.n:R=3:patt-4:R=4.n_scale:st-1:p6;s2:t.~180|| s.2:f-88,patt,em=p1;s2,R=2 || s.3:st-1,patt,k.B,em=p6;s3">
            <text:p>:m music / log / gt / || s.1:wu,action=wu,action=harmonics:et-5_flamenco:et-6:patt-13.n:t.75~115;R=1_arpeggio_tapping_stomp:f-77:patt-3.n:R=3:patt-4:R=4.n_scale:st-1:p6;s2:t.~180|| s.2:f-88,patt,em=p1;s2,R=2 || s.3:st-1,patt,k.B,em=p6;s3</text:p>
          </table:table-cell>
          <table:table-cell table:style-name="ce3"/>
          <table:table-cell table:style-name="ce26"/>
          <table:table-cell table:number-columns-repeated="1015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string">
            <text:p>2019-11-14_01-39-07_000.png</text:p>
          </table:table-cell>
          <table:table-cell table:style-name="ce12" office:value-type="string">
            <text:p>:m :PHOTO 寝た時刻 / 2019</text:p>
          </table:table-cell>
          <table:table-cell table:style-name="ce14"/>
          <table:table-cell table:style-name="ce3"/>
          <table:table-cell table:style-name="ce3"/>
          <table:table-cell table:style-name="ce25" table:formula="of:=IF([.E6]=&quot;&quot;;[.C6];CONCATENATE([.C6];&quot; / &quot;;[.E6]))" office:value-type="string" office:string-value=":m :PHOTO 寝た時刻 / 2019">
            <text:p>:m :PHOTO 寝た時刻 / 2019</text:p>
          </table:table-cell>
          <table:table-cell table:style-name="ce3"/>
          <table:table-cell table:style-name="ce26"/>
          <table:table-cell table:number-columns-repeated="1015"/>
        </table:table-row>
        <table:table-row table:style-name="ro5">
          <table:table-cell table:style-name="ce3" office:value-type="float" office:value="6">
            <text:p>6</text:p>
          </table:table-cell>
          <table:table-cell table:style-name="ce3" office:value-type="string">
            <text:p>2019-11-14_09-05-37_000.jpg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style-name="ce3"/>
          <table:table-cell table:style-name="ce3" office:value-type="string">
            <text:p>N-35-35-28.16 E-139-34-49.54</text:p>
          </table:table-cell>
          <table:table-cell table:style-name="ce25" table:formula="of:=IF([.E7]=&quot;&quot;;[.C7];CONCATENATE([.C7];&quot; / &quot;;[.E7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26"/>
          <table:table-cell table:number-columns-repeated="1015"/>
        </table:table-row>
        <table:table-row table:style-name="ro6">
          <table:table-cell table:style-name="ce3" table:formula="of:=[.A7]+1" office:value-type="float" office:value="7">
            <text:p>7</text:p>
          </table:table-cell>
          <table:table-cell table:style-name="ce3" office:value-type="string">
            <text:p>2019-10-23_08-57-19_000.m4a</text:p>
          </table:table-cell>
          <table:table-cell table:style-name="ce14" office:value-type="string">
            <text:p>:VOICE-MEMO / @自宅 / idea / guitar,gt / tune=KAKI-1,str=1-4,押さえ方、どんな組み合わせがあるか？</text:p>
          </table:table-cell>
          <table:table-cell table:style-name="ce14"/>
          <table:table-cell table:style-name="ce3"/>
          <table:table-cell table:style-name="ce3" office:value-type="string">
            <text:p>N-35-35-28.37 E-139-34-49.71</text:p>
          </table:table-cell>
          <table:table-cell table:style-name="ce25" table:formula="of:=IF([.E8]=&quot;&quot;;[.C8];CONCATENATE([.C8];&quot; / &quot;;[.E8]))" office:value-type="string" office:string-value=":VOICE-MEMO / @自宅 / idea / guitar,gt / tune=KAKI-1,str=1-4,押さえ方、どんな組み合わせがあるか？">
            <text:p>:VOICE-MEMO / @自宅 / idea / guitar,gt / tune=KAKI-1,str=1-4,押さえ方、どんな組み合わせがあるか？</text:p>
          </table:table-cell>
          <table:table-cell table:style-name="ce3"/>
          <table:table-cell table:style-name="ce26"/>
          <table:table-cell table:number-columns-repeated="1015"/>
        </table:table-row>
        <table:table-row table:style-name="ro7">
          <table:table-cell table:style-name="ce3" table:formula="of:=[.A8]+1" office:value-type="float" office:value="8">
            <text:p>8</text:p>
          </table:table-cell>
          <table:table-cell table:style-name="ce3" office:value-type="string">
            <text:p>2019-10-23_09-01-22_000.m4a</text:p>
          </table:table-cell>
          <table:table-cell table:style-name="ce14" office:value-type="string">
            <text:p>:VOICE-MEMO / @自宅 / idea / guitar,gt / memo gt review / ギターの弾き方、ポジションの移動の仕方、移行のときに、続いている雰囲気を保とう</text:p>
          </table:table-cell>
          <table:table-cell table:style-name="ce14"/>
          <table:table-cell table:style-name="ce3"/>
          <table:table-cell table:style-name="ce3" office:value-type="string">
            <text:p>N-35-35-28.37 E-139-34-49.6</text:p>
          </table:table-cell>
          <table:table-cell table:style-name="ce25" table:formula="of:=IF([.E9]=&quot;&quot;;[.C9];CONCATENATE([.C9];&quot; / &quot;;[.E9]))" office:value-type="string" office:string-value=":VOICE-MEMO / @自宅 / idea / guitar,gt / memo gt review / ギターの弾き方、ポジションの移動の仕方、移行のときに、続いている雰囲気を保とう">
            <text:p>:VOICE-MEMO / @自宅 / idea / guitar,gt / memo gt review / ギターの弾き方、ポジションの移動の仕方、移行のときに、続いている雰囲気を保とう</text:p>
          </table:table-cell>
          <table:table-cell table:style-name="ce3"/>
          <table:table-cell table:style-name="ce26"/>
          <table:table-cell table:number-columns-repeated="1015"/>
        </table:table-row>
        <table:table-row table:style-name="ro8">
          <table:table-cell table:style-name="ce3" table:formula="of:=[.A9]+1" office:value-type="float" office:value="9">
            <text:p>9</text:p>
          </table:table-cell>
          <table:table-cell table:style-name="ce3" office:value-type="string">
            <text:p>2019-10-23_09-02-58_000.m4a</text:p>
          </table:table-cell>
          <table:table-cell table:style-name="ce14" office:value-type="string">
            <text:p>:VOICE-MEMO / @自宅 / idea / guitar,gt / memo gt review / ギターの弾き方、ポジションの移動の仕方、移行するストロークの箇所だけを弾いてみる</text:p>
          </table:table-cell>
          <table:table-cell table:style-name="ce14"/>
          <table:table-cell table:style-name="ce3"/>
          <table:table-cell table:style-name="ce3" office:value-type="string">
            <text:p>N-35-35-28.6 E-139-34-49.54</text:p>
          </table:table-cell>
          <table:table-cell table:style-name="ce25" table:formula="of:=IF([.E10]=&quot;&quot;;[.C10];CONCATENATE([.C10];&quot; / &quot;;[.E10]))" office:value-type="string" office:string-value=":VOICE-MEMO / @自宅 / idea / guitar,gt / memo gt review / ギターの弾き方、ポジションの移動の仕方、移行するストロークの箇所だけを弾いてみる">
            <text:p>:VOICE-MEMO / @自宅 / idea / guitar,gt / memo gt review / ギターの弾き方、ポジションの移動の仕方、移行するストロークの箇所だけを弾いてみる</text:p>
          </table:table-cell>
          <table:table-cell table:style-name="ce3"/>
          <table:table-cell table:style-name="ce26"/>
          <table:table-cell table:number-columns-repeated="1015"/>
        </table:table-row>
        <table:table-row table:style-name="ro6">
          <table:table-cell table:style-name="ce3" table:formula="of:=[.A10]+1" office:value-type="float" office:value="10">
            <text:p>10</text:p>
          </table:table-cell>
          <table:table-cell table:style-name="ce3" office:value-type="string">
            <text:p>2019-10-23_09-44-21_000.m4a</text:p>
          </table:table-cell>
          <table:table-cell table:style-name="ce14" office:value-type="string">
            <text:p>:VOICE-MEMO / @自宅 / idea / guitar,gt / memo gt review / ２小節を１つの単位としてリズムを作ってみよう</text:p>
          </table:table-cell>
          <table:table-cell table:style-name="ce12"/>
          <table:table-cell table:style-name="ce3"/>
          <table:table-cell table:style-name="ce3" office:value-type="string">
            <text:p>N-35-35-28.31 E-139-34-49.71</text:p>
          </table:table-cell>
          <table:table-cell table:style-name="ce25" table:formula="of:=IF([.E11]=&quot;&quot;;[.C11];CONCATENATE([.C11];&quot; / &quot;;[.E11]))" office:value-type="string" office:string-value=":VOICE-MEMO / @自宅 / idea / guitar,gt / memo gt review / ２小節を１つの単位としてリズムを作ってみよう">
            <text:p>:VOICE-MEMO / @自宅 / idea / guitar,gt / memo gt review / ２小節を１つの単位としてリズムを作ってみよう</text:p>
          </table:table-cell>
          <table:table-cell table:style-name="ce3" office:value-type="string">
            <text:p>)</text:p>
          </table:table-cell>
          <table:table-cell table:style-name="ce26" office:value-type="string">
            <text:p>N-35-35-28.64 E-139-34-49.65</text:p>
          </table:table-cell>
          <table:table-cell table:number-columns-repeated="1015"/>
        </table:table-row>
        <table:table-row table:style-name="ro5">
          <table:table-cell table:style-name="ce3" table:formula="of:=[.A11]+1" office:value-type="float" office:value="11">
            <text:p>11</text:p>
          </table:table-cell>
          <table:table-cell table:style-name="ce3" office:value-type="string">
            <text:p>2019-10-23_09-46-15_000.m4a</text:p>
          </table:table-cell>
          <table:table-cell table:style-name="ce14" office:value-type="string">
            <text:p>:VOICE-MEMO / @自室 / record / bird / 鳥の声</text:p>
          </table:table-cell>
          <table:table-cell table:style-name="ce14"/>
          <table:table-cell table:style-name="ce3"/>
          <table:table-cell table:style-name="ce3" office:value-type="string">
            <text:p>N-35-35-28.88 E-139-34-49.11</text:p>
          </table:table-cell>
          <table:table-cell table:style-name="ce25" table:formula="of:=IF([.E12]=&quot;&quot;;[.C12];CONCATENATE([.C12];&quot; / &quot;;[.E12]))" office:value-type="string" office:string-value=":VOICE-MEMO / @自室 / record / bird / 鳥の声">
            <text:p>:VOICE-MEMO / @自室 / record / bird / 鳥の声</text:p>
          </table:table-cell>
          <table:table-cell table:style-name="ce3"/>
          <table:table-cell table:style-name="ce26"/>
          <table:table-cell table:number-columns-repeated="1015"/>
        </table:table-row>
        <table:table-row table:style-name="ro7">
          <table:table-cell table:style-name="ce3" table:formula="of:=[.A12]+1" office:value-type="float" office:value="12">
            <text:p>12</text:p>
          </table:table-cell>
          <table:table-cell table:style-name="ce3" office:value-type="string">
            <text:p>2019-10-23_10-12-27_000.m4a</text:p>
          </table:table-cell>
          <table:table-cell table:style-name="ce14" office:value-type="string">
            <text:p>:VOICE-MEMO / @自宅 / idea / guitar,gt / idea gt,scale exercise / キーに基づいて、どのポジションを押さえるか、調べよう</text:p>
          </table:table-cell>
          <table:table-cell table:style-name="ce12"/>
          <table:table-cell table:style-name="ce3"/>
          <table:table-cell table:style-name="ce3" office:value-type="string">
            <text:p>N-35-35-28.23 E-139-34-49.65</text:p>
          </table:table-cell>
          <table:table-cell table:style-name="ce25" table:formula="of:=IF([.E13]=&quot;&quot;;[.C13];CONCATENATE([.C13];&quot; / &quot;;[.E13]))" office:value-type="string" office:string-value=":VOICE-MEMO / @自宅 / idea / guitar,gt / idea gt,scale exercise / キーに基づいて、どのポジションを押さえるか、調べよう">
            <text:p>:VOICE-MEMO / @自宅 / idea / guitar,gt / idea gt,scale exercise / キーに基づいて、どのポジションを押さえるか、調べよう</text:p>
          </table:table-cell>
          <table:table-cell table:style-name="ce3"/>
          <table:table-cell table:style-name="ce26"/>
          <table:table-cell table:number-columns-repeated="1015"/>
        </table:table-row>
        <table:table-row table:style-name="ro6">
          <table:table-cell table:style-name="ce3" table:formula="of:=[.A13]+1" office:value-type="float" office:value="13">
            <text:p>13</text:p>
          </table:table-cell>
          <table:table-cell table:style-name="ce3" office:value-type="string">
            <text:p>2019-10-23_13-48-05_000.m4a</text:p>
          </table:table-cell>
          <table:table-cell table:style-name="ce14" office:value-type="string">
            <text:p>:VOICE-MEMO / @自宅 / idea / guitar,gt / idea gt / ベース音は同一の音、メロディーは、キーを変えていく</text:p>
          </table:table-cell>
          <table:table-cell table:style-name="ce14"/>
          <table:table-cell table:style-name="ce3"/>
          <table:table-cell table:style-name="ce3" office:value-type="string">
            <text:p>N-35-35-28.57 E-139-34-49.71</text:p>
          </table:table-cell>
          <table:table-cell table:style-name="ce25" table:formula="of:=IF([.E14]=&quot;&quot;;[.C14];CONCATENATE([.C14];&quot; / &quot;;[.E14]))" office:value-type="string" office:string-value=":VOICE-MEMO / @自宅 / idea / guitar,gt / idea gt / ベース音は同一の音、メロディーは、キーを変えていく">
            <text:p>:VOICE-MEMO / @自宅 / idea / guitar,gt / idea gt / ベース音は同一の音、メロディーは、キーを変えていく</text:p>
          </table:table-cell>
          <table:table-cell table:style-name="ce3"/>
          <table:table-cell table:style-name="ce26"/>
          <table:table-cell table:number-columns-repeated="1015"/>
        </table:table-row>
        <table:table-row table:style-name="ro9">
          <table:table-cell table:style-name="ce3" table:formula="of:=[.A14]+1" office:value-type="float" office:value="14">
            <text:p>14</text:p>
          </table:table-cell>
          <table:table-cell table:style-name="ce3" office:value-type="string">
            <text:p>2019-11-13_08-05-17_000.m4a</text:p>
          </table:table-cell>
          <table:table-cell table:style-name="ce14" office:value-type="string">
            <text:p>:VOICE-MEMO / @自宅 / thoughts,考え / FXのプログラミング / この先、どうなるか？--&gt;分からない</text:p>
          </table:table-cell>
          <table:table-cell table:style-name="ce12"/>
          <table:table-cell table:style-name="ce3"/>
          <table:table-cell table:style-name="ce3" office:value-type="string">
            <text:p>N-35-35-28.4 E-139-34-49.22</text:p>
          </table:table-cell>
          <table:table-cell table:style-name="ce25" table:formula="of:=IF([.E15]=&quot;&quot;;[.C15];CONCATENATE([.C15];&quot; / &quot;;[.E15]))" office:value-type="string" office:string-value=":VOICE-MEMO / @自宅 / thoughts,考え / FXのプログラミング / この先、どうなるか？--&gt;分からない">
            <text:p>:VOICE-MEMO / @自宅 / thoughts,考え / FXのプログラミング / この先、どうなるか？--&gt;分からない</text:p>
          </table:table-cell>
          <table:table-cell table:style-name="ce3"/>
          <table:table-cell table:style-name="ce26"/>
          <table:table-cell table:number-columns-repeated="1015"/>
        </table:table-row>
        <table:table-row table:style-name="ro10">
          <table:table-cell table:style-name="ce3" table:formula="of:=[.A15]+1" office:value-type="float" office:value="15">
            <text:p>15</text:p>
          </table:table-cell>
          <table:table-cell table:style-name="ce3" office:value-type="string">
            <text:p>2019-11-13_08-10-35_000.m4a</text:p>
          </table:table-cell>
          <table:table-cell table:style-name="ce14" office:value-type="string">
            <text:p>:VOICE-MEMO / @自宅 / diary / 洗面の順番を変えた</text:p>
          </table:table-cell>
          <table:table-cell table:style-name="ce13"/>
          <table:table-cell table:style-name="ce3"/>
          <table:table-cell table:style-name="ce3" office:value-type="string">
            <text:p>N-35-35-28.79 E-139-34-49.65</text:p>
          </table:table-cell>
          <table:table-cell table:style-name="ce25" table:formula="of:=IF([.E16]=&quot;&quot;;[.C16];CONCATENATE([.C16];&quot; / &quot;;[.E16]))" office:value-type="string" office:string-value=":VOICE-MEMO / @自宅 / diary / 洗面の順番を変えた">
            <text:p>:VOICE-MEMO / @自宅 / diary / 洗面の順番を変えた</text:p>
          </table:table-cell>
          <table:table-cell table:style-name="ce3"/>
          <table:table-cell table:style-name="ce26"/>
          <table:table-cell table:number-columns-repeated="1015"/>
        </table:table-row>
        <table:table-row table:style-name="ro1">
          <table:table-cell table:style-name="ce3" table:formula="of:=[.A16]+1" office:value-type="float" office:value="16">
            <text:p>16</text:p>
          </table:table-cell>
          <table:table-cell table:style-name="ce3" office:value-type="string">
            <text:p>2019-11-13_10-41-47_000.mov</text:p>
          </table:table-cell>
          <table:table-cell table:style-name="ce18" office:value-type="string">
            <text:p>:VIDEO / @自室 / 記録 / ヘブライ語の学習の様子</text:p>
          </table:table-cell>
          <table:table-cell table:style-name="ce14"/>
          <table:table-cell table:style-name="ce3"/>
          <table:table-cell table:style-name="ce3" office:value-type="string">
            <text:p>N-35-35-28.68 E-139-34-49.82</text:p>
          </table:table-cell>
          <table:table-cell table:style-name="ce25" table:formula="of:=IF([.E17]=&quot;&quot;;[.C17];CONCATENATE([.C17];&quot; / &quot;;[.E17]))" office:value-type="string" office:string-value=":VIDEO / @自室 / 記録 / ヘブライ語の学習の様子">
            <text:p>:VIDEO / @自室 / 記録 / ヘブライ語の学習の様子</text:p>
          </table:table-cell>
          <table:table-cell table:style-name="ce3"/>
          <table:table-cell table:style-name="ce26"/>
          <table:table-cell table:number-columns-repeated="1015"/>
        </table:table-row>
        <table:table-row table:style-name="ro1">
          <table:table-cell table:style-name="ce3" table:formula="of:=[.A17]+1" office:value-type="float" office:value="17">
            <text:p>17</text:p>
          </table:table-cell>
          <table:table-cell table:style-name="ce3" office:value-type="string">
            <text:p>2019-11-13_17-13-04_000.mov</text:p>
          </table:table-cell>
          <table:table-cell table:style-name="ce6" office:value-type="string">
            <text:p>:VIDEO / @自宅 / メモ / guitar,gt / 演奏、play / g-1113-1 / wu flamenco:et-6:patt-13.n:t.75~115;R=1</text:p>
          </table:table-cell>
          <table:table-cell table:style-name="ce12"/>
          <table:table-cell table:style-name="ce3"/>
          <table:table-cell table:style-name="ce3" office:value-type="string">
            <text:p>N-35-35-28.5 E-139-34-49.65</text:p>
          </table:table-cell>
          <table:table-cell table:style-name="ce25" table:formula="of:=IF([.E18]=&quot;&quot;;[.C18];CONCATENATE([.C18];&quot; / &quot;;[.E18]))" office:value-type="string" office:string-value=":VIDEO / @自宅 / メモ / guitar,gt / 演奏、play / g-1113-1 / wu flamenco:et-6:patt-13.n:t.75~115;R=1">
            <text:p>:VIDEO / @自宅 / メモ / guitar,gt / 演奏、play / g-1113-1 / wu flamenco:et-6:patt-13.n:t.75~115;R=1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table:style-name="ce3" table:formula="of:=[.A18]+1" office:value-type="float" office:value="18">
            <text:p>18</text:p>
          </table:table-cell>
          <table:table-cell table:style-name="ce3" office:value-type="string">
            <text:p>2019-11-13_17-35-37_000.mov</text:p>
          </table:table-cell>
          <table:table-cell table:style-name="ce6" office:value-type="string">
            <text:p>:VIDEO / @自宅 / メモ / guitar,gt / 演奏、play / g-1113-2 / f-88 patt,em=p1;s2,R=2</text:p>
          </table:table-cell>
          <table:table-cell table:style-name="ce3"/>
          <table:table-cell table:style-name="ce3"/>
          <table:table-cell table:style-name="ce3" office:value-type="string">
            <text:p>N-35-35-28.2 E-139-34-50.15</text:p>
          </table:table-cell>
          <table:table-cell table:style-name="ce25" table:formula="of:=IF([.E19]=&quot;&quot;;[.C19];CONCATENATE([.C19];&quot; / &quot;;[.E19]))" office:value-type="string" office:string-value=":VIDEO / @自宅 / メモ / guitar,gt / 演奏、play / g-1113-2 / f-88 patt,em=p1;s2,R=2">
            <text:p>:VIDEO / @自宅 / メモ / guitar,gt / 演奏、play / g-1113-2 / f-88 patt,em=p1;s2,R=2</text:p>
          </table:table-cell>
          <table:table-cell table:style-name="ce26" table:number-columns-repeated="2"/>
          <table:table-cell table:number-columns-repeated="1015"/>
        </table:table-row>
        <table:table-row table:style-name="ro11">
          <table:table-cell table:style-name="ce3" table:formula="of:=[.A19]+1" office:value-type="float" office:value="19">
            <text:p>19</text:p>
          </table:table-cell>
          <table:table-cell table:style-name="ce3" office:value-type="string">
            <text:p>2019-11-13_18-06-10_000.mov</text:p>
          </table:table-cell>
          <table:table-cell table:style-name="ce6" office:value-type="string">
            <text:p>:VIDEO / @自宅 / メモ / guitar,gt / 演奏、play / g-1113-3 / wu stomp:f-77:patt-3.n:R=3</text:p>
          </table:table-cell>
          <table:table-cell table:style-name="ce3"/>
          <table:table-cell table:style-name="ce3"/>
          <table:table-cell table:style-name="ce3" office:value-type="string">
            <text:p>N-35-35-28.6 E-139-34-49.38</text:p>
          </table:table-cell>
          <table:table-cell table:style-name="ce25" table:formula="of:=IF([.E20]=&quot;&quot;;[.C20];CONCATENATE([.C20];&quot; / &quot;;[.E20]))" office:value-type="string" office:string-value=":VIDEO / @自宅 / メモ / guitar,gt / 演奏、play / g-1113-3 / wu stomp:f-77:patt-3.n:R=3">
            <text:p>:VIDEO / @自宅 / メモ / guitar,gt / 演奏、play / g-1113-3 / wu stomp:f-77:patt-3.n:R=3</text:p>
          </table:table-cell>
          <table:table-cell table:style-name="ce26" table:number-columns-repeated="2"/>
          <table:table-cell table:number-columns-repeated="1015"/>
        </table:table-row>
        <table:table-row table:style-name="ro1">
          <table:table-cell table:style-name="ce3" table:formula="of:=[.A20]+1" office:value-type="float" office:value="20">
            <text:p>20</text:p>
          </table:table-cell>
          <table:table-cell table:style-name="ce3" office:value-type="string">
            <text:p>2019-11-13_18-10-51_000.mov</text:p>
          </table:table-cell>
          <table:table-cell table:style-name="ce6" office:value-type="string">
            <text:p>:VIDEO / @自宅 / メモ / guitar,gt / 演奏、play / g-1113-4 / wu stomp:f-77:patt-4:R=4</text:p>
          </table:table-cell>
          <table:table-cell table:style-name="ce14"/>
          <table:table-cell table:style-name="ce3"/>
          <table:table-cell table:style-name="ce3" office:value-type="string">
            <text:p>N-35-35-28.56 E-139-34-50.26</text:p>
          </table:table-cell>
          <table:table-cell table:style-name="ce25" table:formula="of:=IF([.E21]=&quot;&quot;;[.C21];CONCATENATE([.C21];&quot; / &quot;;[.E21]))" office:value-type="string" office:string-value=":VIDEO / @自宅 / メモ / guitar,gt / 演奏、play / g-1113-4 / wu stomp:f-77:patt-4:R=4">
            <text:p>:VIDEO / @自宅 / メモ / guitar,gt / 演奏、play / g-1113-4 / wu stomp:f-77:patt-4:R=4</text:p>
          </table:table-cell>
          <table:table-cell table:style-name="ce26" table:number-columns-repeated="2"/>
          <table:table-cell table:number-columns-repeated="1015"/>
        </table:table-row>
        <table:table-row table:style-name="ro10">
          <table:table-cell table:style-name="ce3" table:formula="of:=[.A21]+1" office:value-type="float" office:value="21">
            <text:p>21</text:p>
          </table:table-cell>
          <table:table-cell table:style-name="ce3" office:value-type="string">
            <text:p>2019-11-13_23-02-41_000.m4a</text:p>
          </table:table-cell>
          <table:table-cell table:style-name="ce14" office:value-type="string">
            <text:p>:VOICE-MEMO / @自宅 / diary / 初めて / 湯船に入った、風呂</text:p>
          </table:table-cell>
          <table:table-cell table:style-name="ce14"/>
          <table:table-cell table:style-name="ce3"/>
          <table:table-cell table:style-name="ce3"/>
          <table:table-cell table:style-name="ce25" table:formula="of:=IF([.E22]=&quot;&quot;;[.C22];CONCATENATE([.C22];&quot; / &quot;;[.E22]))" office:value-type="string" office:string-value=":VOICE-MEMO / @自宅 / diary / 初めて / 湯船に入った、風呂">
            <text:p>:VOICE-MEMO / @自宅 / diary / 初めて / 湯船に入った、風呂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12"/>
          <table:table-cell table:style-name="ce3"/>
          <table:table-cell table:style-name="ce3" office:value-type="string">
            <text:p>N-35-35-27.67 E-139-34-50.59</text:p>
          </table:table-cell>
          <table:table-cell table:style-name="ce25" table:formula="of:=IF([.E23]=&quot;&quot;;[.C23];CONCATENATE([.C23];&quot; / &quot;;[.E23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45 E-139-34-49.87</text:p>
          </table:table-cell>
          <table:table-cell table:style-name="ce25" table:formula="of:=IF([.E24]=&quot;&quot;;[.C24];CONCATENATE([.C24];&quot; / &quot;;[.E24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7-27.91 E-139-32-0.36</text:p>
          </table:table-cell>
          <table:table-cell table:style-name="ce25" table:formula="of:=IF([.E25]=&quot;&quot;;[.C25];CONCATENATE([.C25];&quot; / &quot;;[.E25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7-28.16 E-139-32-0.41</text:p>
          </table:table-cell>
          <table:table-cell table:style-name="ce25" table:formula="of:=IF([.E26]=&quot;&quot;;[.C26];CONCATENATE([.C26];&quot; / &quot;;[.E26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 office:value-type="string">
            <text:p>N-35-27-28.75 E-139-32-0.25</text:p>
          </table:table-cell>
          <table:table-cell table:style-name="ce25" table:formula="of:=IF([.E27]=&quot;&quot;;[.C27];CONCATENATE([.C27];&quot; / &quot;;[.E27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27-28.54 E-139-32-0.08</text:p>
          </table:table-cell>
          <table:table-cell table:style-name="ce25" table:formula="of:=IF([.E28]=&quot;&quot;;[.C28];CONCATENATE([.C28];&quot; / &quot;;[.E28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 office:value-type="string">
            <text:p>N-35-27-28.51 E-139-32-0.25</text:p>
          </table:table-cell>
          <table:table-cell table:style-name="ce25" table:formula="of:=IF([.E29]=&quot;&quot;;[.C29];CONCATENATE([.C29];&quot; / &quot;;[.E29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27-27.48 E-139-31-59.97</text:p>
          </table:table-cell>
          <table:table-cell table:style-name="ce25" table:formula="of:=IF([.E30]=&quot;&quot;;[.C30];CONCATENATE([.C30];&quot; / &quot;;[.E30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27-27.48 E-139-31-59.97</text:p>
          </table:table-cell>
          <table:table-cell table:style-name="ce25" table:formula="of:=IF([.E31]=&quot;&quot;;[.C31];CONCATENATE([.C31];&quot; / &quot;;[.E31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27-27.48 E-139-32-0.3</text:p>
          </table:table-cell>
          <table:table-cell table:style-name="ce25" table:formula="of:=IF([.E32]=&quot;&quot;;[.C32];CONCATENATE([.C32];&quot; / &quot;;[.E32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27-27.63 E-139-32-0.08</text:p>
          </table:table-cell>
          <table:table-cell table:style-name="ce25" table:formula="of:=IF([.E33]=&quot;&quot;;[.C33];CONCATENATE([.C33];&quot; / &quot;;[.E33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27-29.6 E-139-32-1.4</text:p>
          </table:table-cell>
          <table:table-cell table:style-name="ce25" table:formula="of:=IF([.E34]=&quot;&quot;;[.C34];CONCATENATE([.C34];&quot; / &quot;;[.E34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7-34.86 E-139-31-57.33</text:p>
          </table:table-cell>
          <table:table-cell table:style-name="ce25" table:formula="of:=IF([.E35]=&quot;&quot;;[.C35];CONCATENATE([.C35];&quot; / &quot;;[.E35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7-35.13 E-139-31-57.11</text:p>
          </table:table-cell>
          <table:table-cell table:style-name="ce25" table:formula="of:=IF([.E36]=&quot;&quot;;[.C36];CONCATENATE([.C36];&quot; / &quot;;[.E36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7-35.13 E-139-31-57.11</text:p>
          </table:table-cell>
          <table:table-cell table:style-name="ce25" table:formula="of:=IF([.E37]=&quot;&quot;;[.C37];CONCATENATE([.C37];&quot; / &quot;;[.E37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67 E-139-34-50.04</text:p>
          </table:table-cell>
          <table:table-cell table:style-name="ce25" table:formula="of:=IF([.E38]=&quot;&quot;;[.C38];CONCATENATE([.C38];&quot; / &quot;;[.E38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 office:value-type="string">
            <text:p>N-35-35-28.34 E-139-34-50.04</text:p>
          </table:table-cell>
          <table:table-cell table:style-name="ce25" table:formula="of:=IF([.E39]=&quot;&quot;;[.C39];CONCATENATE([.C39];&quot; / &quot;;[.E39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4"/>
          <table:table-cell table:style-name="ce12"/>
          <table:table-cell table:style-name="ce3"/>
          <table:table-cell table:style-name="ce3"/>
          <table:table-cell table:style-name="ce25" table:formula="of:=IF([.E40]=&quot;&quot;;[.C40];CONCATENATE([.C40];&quot; / &quot;;[.E40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14"/>
          <table:table-cell table:style-name="ce14"/>
          <table:table-cell table:style-name="ce3"/>
          <table:table-cell table:style-name="ce3" office:value-type="string">
            <text:p>N-35-35-27.72 E-139-34-49.98</text:p>
          </table:table-cell>
          <table:table-cell table:style-name="ce25" table:formula="of:=IF([.E41]=&quot;&quot;;[.C41];CONCATENATE([.C41];&quot; / &quot;;[.E41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74 E-139-34-49.16</text:p>
          </table:table-cell>
          <table:table-cell table:style-name="ce25" table:formula="of:=IF([.E42]=&quot;&quot;;[.C42];CONCATENATE([.C42];&quot; / &quot;;[.E42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71 E-139-34-49.71</text:p>
          </table:table-cell>
          <table:table-cell table:style-name="ce25" table:formula="of:=IF([.E43]=&quot;&quot;;[.C43];CONCATENATE([.C43];&quot; / &quot;;[.E43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96 E-139-34-49.32</text:p>
          </table:table-cell>
          <table:table-cell table:style-name="ce25" table:formula="of:=IF([.E44]=&quot;&quot;;[.C44];CONCATENATE([.C44];&quot; / &quot;;[.E44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52 E-139-34-49.6</text:p>
          </table:table-cell>
          <table:table-cell table:style-name="ce25" table:formula="of:=IF([.E45]=&quot;&quot;;[.C45];CONCATENATE([.C45];&quot; / &quot;;[.E45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9 E-139-34-49.49</text:p>
          </table:table-cell>
          <table:table-cell table:style-name="ce25" table:formula="of:=IF([.E46]=&quot;&quot;;[.C46];CONCATENATE([.C46];&quot; / &quot;;[.E46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42 E-139-34-49.71</text:p>
          </table:table-cell>
          <table:table-cell table:style-name="ce25" table:formula="of:=IF([.E47]=&quot;&quot;;[.C47];CONCATENATE([.C47];&quot; / &quot;;[.E47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44 E-139-34-50.04</text:p>
          </table:table-cell>
          <table:table-cell table:style-name="ce25" table:formula="of:=IF([.E48]=&quot;&quot;;[.C48];CONCATENATE([.C48];&quot; / &quot;;[.E48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 office:value-type="string">
            <text:p>N-35-35-28.42 E-139-34-49.82</text:p>
          </table:table-cell>
          <table:table-cell table:style-name="ce25" table:formula="of:=IF([.E49]=&quot;&quot;;[.C49];CONCATENATE([.C49];&quot; / &quot;;[.E49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6.65 E-139-34-48.12</text:p>
          </table:table-cell>
          <table:table-cell table:style-name="ce25" table:formula="of:=IF([.E50]=&quot;&quot;;[.C50];CONCATENATE([.C50];&quot; / &quot;;[.E50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7 E-139-34-49.43</text:p>
          </table:table-cell>
          <table:table-cell table:style-name="ce25" table:formula="of:=IF([.E51]=&quot;&quot;;[.C51];CONCATENATE([.C51];&quot; / &quot;;[.E51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 E-139-34-49.93</text:p>
          </table:table-cell>
          <table:table-cell table:style-name="ce25" table:formula="of:=IF([.E52]=&quot;&quot;;[.C52];CONCATENATE([.C52];&quot; / &quot;;[.E52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35-28.75 E-139-34-49.49</text:p>
          </table:table-cell>
          <table:table-cell table:style-name="ce25" table:formula="of:=IF([.E53]=&quot;&quot;;[.C53];CONCATENATE([.C53];&quot; / &quot;;[.E53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45 E-139-34-49.32</text:p>
          </table:table-cell>
          <table:table-cell table:style-name="ce25" table:formula="of:=IF([.E54]=&quot;&quot;;[.C54];CONCATENATE([.C54];&quot; / &quot;;[.E54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22 E-139-34-49.65</text:p>
          </table:table-cell>
          <table:table-cell table:style-name="ce25" table:formula="of:=IF([.E55]=&quot;&quot;;[.C55];CONCATENATE([.C55];&quot; / &quot;;[.E55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 E-139-34-49.87</text:p>
          </table:table-cell>
          <table:table-cell table:style-name="ce25" table:formula="of:=IF([.E56]=&quot;&quot;;[.C56];CONCATENATE([.C56];&quot; / &quot;;[.E56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18 E-139-34-49.16</text:p>
          </table:table-cell>
          <table:table-cell table:style-name="ce25" table:formula="of:=IF([.E57]=&quot;&quot;;[.C57];CONCATENATE([.C57];&quot; / &quot;;[.E57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76 E-139-4-57.13</text:p>
          </table:table-cell>
          <table:table-cell table:style-name="ce25" table:formula="of:=IF([.E58]=&quot;&quot;;[.C58];CONCATENATE([.C58];&quot; / &quot;;[.E58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57 E-139-4-59.1</text:p>
          </table:table-cell>
          <table:table-cell table:style-name="ce25" table:formula="of:=IF([.E59]=&quot;&quot;;[.C59];CONCATENATE([.C59];&quot; / &quot;;[.E59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23-44.39 E-139-4-58.88</text:p>
          </table:table-cell>
          <table:table-cell table:style-name="ce25" table:formula="of:=IF([.E60]=&quot;&quot;;[.C60];CONCATENATE([.C60];&quot; / &quot;;[.E60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 office:value-type="string">
            <text:p>N-35-23-44.21 E-139-4-58.66</text:p>
          </table:table-cell>
          <table:table-cell table:style-name="ce25" table:formula="of:=IF([.E61]=&quot;&quot;;[.C61];CONCATENATE([.C61];&quot; / &quot;;[.E61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23-44.31 E-139-4-58.88</text:p>
          </table:table-cell>
          <table:table-cell table:style-name="ce25" table:formula="of:=IF([.E62]=&quot;&quot;;[.C62];CONCATENATE([.C62];&quot; / &quot;;[.E62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31 E-139-4-58.88</text:p>
          </table:table-cell>
          <table:table-cell table:style-name="ce25" table:formula="of:=IF([.E63]=&quot;&quot;;[.C63];CONCATENATE([.C63];&quot; / &quot;;[.E63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31 E-139-4-58.88</text:p>
          </table:table-cell>
          <table:table-cell table:style-name="ce25" table:formula="of:=IF([.E64]=&quot;&quot;;[.C64];CONCATENATE([.C64];&quot; / &quot;;[.E64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5" table:formula="of:=IF([.E65]=&quot;&quot;;[.C65];CONCATENATE([.C65];&quot; / &quot;;[.E65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5" table:formula="of:=IF([.E66]=&quot;&quot;;[.C66];CONCATENATE([.C66];&quot; / &quot;;[.E66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5" table:formula="of:=IF([.E67]=&quot;&quot;;[.C67];CONCATENATE([.C67];&quot; / &quot;;[.E67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8.0</text:p>
          </table:table-cell>
          <table:table-cell table:style-name="ce25" table:formula="of:=IF([.E68]=&quot;&quot;;[.C68];CONCATENATE([.C68];&quot; / &quot;;[.E68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8.0</text:p>
          </table:table-cell>
          <table:table-cell table:style-name="ce25" table:formula="of:=IF([.E69]=&quot;&quot;;[.C69];CONCATENATE([.C69];&quot; / &quot;;[.E69]))" office:value-type="float" office:value="0">
            <text:p>0</text:p>
          </table:table-cell>
          <table:table-cell table:style-name="ce26" table:number-columns-repeated="2"/>
          <table:table-cell table:number-columns-repeated="1015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5 E-139-4-57.89</text:p>
          </table:table-cell>
          <table:table-cell table:style-name="ce25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2 E-139-4-58.28</text:p>
          </table:table-cell>
          <table:table-cell table:style-name="ce25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2 E-139-4-58.28</text:p>
          </table:table-cell>
          <table:table-cell table:style-name="ce25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8.17</text:p>
          </table:table-cell>
          <table:table-cell table:style-name="ce25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7 E-139-4-57.84</text:p>
          </table:table-cell>
          <table:table-cell table:style-name="ce25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4 E-139-4-57.51</text:p>
          </table:table-cell>
          <table:table-cell table:style-name="ce25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7.62</text:p>
          </table:table-cell>
          <table:table-cell table:style-name="ce25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7.73</text:p>
          </table:table-cell>
          <table:table-cell table:style-name="ce25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7.84</text:p>
          </table:table-cell>
          <table:table-cell table:style-name="ce25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8 E-139-4-57.89</text:p>
          </table:table-cell>
          <table:table-cell table:style-name="ce25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4 E-139-4-58.0</text:p>
          </table:table-cell>
          <table:table-cell table:style-name="ce25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0</text:p>
          </table:table-cell>
          <table:table-cell table:style-name="ce25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0</text:p>
          </table:table-cell>
          <table:table-cell table:style-name="ce25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7.89</text:p>
          </table:table-cell>
          <table:table-cell table:style-name="ce25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5 E-139-4-57.67</text:p>
          </table:table-cell>
          <table:table-cell table:style-name="ce25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1 E-139-4-57.73</text:p>
          </table:table-cell>
          <table:table-cell table:style-name="ce25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7 E-139-4-57.4</text:p>
          </table:table-cell>
          <table:table-cell table:style-name="ce25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2 E-139-4-57.4</text:p>
          </table:table-cell>
          <table:table-cell table:style-name="ce2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1 E-139-4-57.34</text:p>
          </table:table-cell>
          <table:table-cell table:style-name="ce2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7.29</text:p>
          </table:table-cell>
          <table:table-cell table:style-name="ce2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7.51</text:p>
          </table:table-cell>
          <table:table-cell table:style-name="ce2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7.56</text:p>
          </table:table-cell>
          <table:table-cell table:style-name="ce2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53 E-139-4-57.24</text:p>
          </table:table-cell>
          <table:table-cell table:style-name="ce2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6 E-139-4-56.8</text:p>
          </table:table-cell>
          <table:table-cell table:style-name="ce25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7 E-139-4-57.07</text:p>
          </table:table-cell>
          <table:table-cell table:style-name="ce25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7.34</text:p>
          </table:table-cell>
          <table:table-cell table:style-name="ce25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7.34</text:p>
          </table:table-cell>
          <table:table-cell table:style-name="ce25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9 E-139-4-57.67</text:p>
          </table:table-cell>
          <table:table-cell table:style-name="ce25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7 E-139-4-57.67</text:p>
          </table:table-cell>
          <table:table-cell table:style-name="ce25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7 E-139-4-57.67</text:p>
          </table:table-cell>
          <table:table-cell table:style-name="ce25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5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5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5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5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5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5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5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5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5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5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5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3 E-139-4-58.77</text:p>
          </table:table-cell>
          <table:table-cell table:style-name="ce25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1 E-139-4-58.39</text:p>
          </table:table-cell>
          <table:table-cell table:style-name="ce25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8 E-139-4-58.22</text:p>
          </table:table-cell>
          <table:table-cell table:style-name="ce25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6 E-139-4-58.61</text:p>
          </table:table-cell>
          <table:table-cell table:style-name="ce25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6 E-139-4-58.61</text:p>
          </table:table-cell>
          <table:table-cell table:style-name="ce25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5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5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5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5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5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61</text:p>
          </table:table-cell>
          <table:table-cell table:style-name="ce25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5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5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5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5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5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5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5</text:p>
          </table:table-cell>
          <table:table-cell table:style-name="ce25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9 E-139-4-58.44</text:p>
          </table:table-cell>
          <table:table-cell table:style-name="ce25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 E-139-4-58.44</text:p>
          </table:table-cell>
          <table:table-cell table:style-name="ce25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 E-139-4-58.5</text:p>
          </table:table-cell>
          <table:table-cell table:style-name="ce25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5</text:p>
          </table:table-cell>
          <table:table-cell table:style-name="ce25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4 E-139-4-58.5</text:p>
          </table:table-cell>
          <table:table-cell table:style-name="ce25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2 E-139-4-58.44</text:p>
          </table:table-cell>
          <table:table-cell table:style-name="ce25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64 E-139-4-57.95</text:p>
          </table:table-cell>
          <table:table-cell table:style-name="ce25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9 E-139-4-58.06</text:p>
          </table:table-cell>
          <table:table-cell table:style-name="ce25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5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5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5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5 E-139-4-58.28</text:p>
          </table:table-cell>
          <table:table-cell table:style-name="ce25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4 E-139-4-58.33</text:p>
          </table:table-cell>
          <table:table-cell table:style-name="ce25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2 E-139-4-58.22</text:p>
          </table:table-cell>
          <table:table-cell table:style-name="ce25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5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5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5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5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81 E-139-4-58.44</text:p>
          </table:table-cell>
          <table:table-cell table:style-name="ce25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81 E-139-4-58.44</text:p>
          </table:table-cell>
          <table:table-cell table:style-name="ce25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3 E-139-4-58.66</text:p>
          </table:table-cell>
          <table:table-cell table:style-name="ce25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3 E-139-4-58.66</text:p>
          </table:table-cell>
          <table:table-cell table:style-name="ce25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6 E-139-4-58.61</text:p>
          </table:table-cell>
          <table:table-cell table:style-name="ce25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36 E-139-4-58.72</text:p>
          </table:table-cell>
          <table:table-cell table:style-name="ce25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61</text:p>
          </table:table-cell>
          <table:table-cell table:style-name="ce25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61</text:p>
          </table:table-cell>
          <table:table-cell table:style-name="ce25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5 E-139-4-58.88</text:p>
          </table:table-cell>
          <table:table-cell table:style-name="ce25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88</text:p>
          </table:table-cell>
          <table:table-cell table:style-name="ce25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88</text:p>
          </table:table-cell>
          <table:table-cell table:style-name="ce25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5 E-139-4-58.44</text:p>
          </table:table-cell>
          <table:table-cell table:style-name="ce25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86 E-139-4-57.4</text:p>
          </table:table-cell>
          <table:table-cell table:style-name="ce25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45 E-139-4-58.33</text:p>
          </table:table-cell>
          <table:table-cell table:style-name="ce25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49 E-139-4-58.55</text:p>
          </table:table-cell>
          <table:table-cell table:style-name="ce25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53 E-139-4-58.55</text:p>
          </table:table-cell>
          <table:table-cell table:style-name="ce25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75 E-139-4-57.89</text:p>
          </table:table-cell>
          <table:table-cell table:style-name="ce25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75 E-139-4-57.89</text:p>
          </table:table-cell>
          <table:table-cell table:style-name="ce25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7 E-139-4-58.94</text:p>
          </table:table-cell>
          <table:table-cell table:style-name="ce25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9.21</text:p>
          </table:table-cell>
          <table:table-cell table:style-name="ce25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9.1</text:p>
          </table:table-cell>
          <table:table-cell table:style-name="ce25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9.1</text:p>
          </table:table-cell>
          <table:table-cell table:style-name="ce25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9.1</text:p>
          </table:table-cell>
          <table:table-cell table:style-name="ce25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57 E-139-4-58.99</text:p>
          </table:table-cell>
          <table:table-cell table:style-name="ce25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33 E-139-4-59.1</text:p>
          </table:table-cell>
          <table:table-cell table:style-name="ce25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6 E-139-4-58.99</text:p>
          </table:table-cell>
          <table:table-cell table:style-name="ce25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3 E-139-4-58.19</text:p>
          </table:table-cell>
          <table:table-cell table:style-name="ce25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77</text:p>
          </table:table-cell>
          <table:table-cell table:style-name="ce25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 E-139-4-58.72</text:p>
          </table:table-cell>
          <table:table-cell table:style-name="ce25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5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5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5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5 E-139-4-58.44</text:p>
          </table:table-cell>
          <table:table-cell table:style-name="ce25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8.28</text:p>
          </table:table-cell>
          <table:table-cell table:style-name="ce25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8 E-139-4-58.22</text:p>
          </table:table-cell>
          <table:table-cell table:style-name="ce25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5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5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5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5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2.37 E-139-34-49.05</text:p>
          </table:table-cell>
          <table:table-cell table:style-name="ce25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3"/>
          <table:table-cell table:style-name="ce3"/>
          <table:table-cell table:style-name="ce3"/>
          <table:table-cell table:style-name="ce3" office:value-type="string">
            <text:p>N-35-35-28.23 E-139-34-49.65</text:p>
          </table:table-cell>
          <table:table-cell table:style-name="ce25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8.56 E-139-34-49.76</text:p>
          </table:table-cell>
          <table:table-cell table:style-name="ce25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8.55 E-139-34-49.49</text:p>
          </table:table-cell>
          <table:table-cell table:style-name="ce25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5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5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5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5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5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5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19"/>
          <table:table-cell table:number-columns-repeated="3"/>
          <table:table-cell table:style-name="ce2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float" office:value="17">
            <text:p>17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1" office:value-type="float" office:value="22">
            <text:p>22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21" office:value-type="float" office:value="22">
            <text:p>22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2" table:formula="of:=COUNTBLANK([.$C$2:.C22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-*</text:p>
          </table:table-cell>
          <table:table-cell table:style-name="ce22" table:formula="of:=COUNTIF([.$C$2:.$C22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9" office:value-type="string">
            <text:p>XXX</text:p>
          </table:table-cell>
          <table:table-cell table:style-name="ce22" table:formula="of:=SUM(無題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total</text:p>
          </table:table-cell>
          <table:table-cell table:style-name="ce22" table:formula="of:=COUNTA([.$B$2:.$B22])" office:value-type="float" office:value="21">
            <text:p>21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10" office:value-type="string">
            <text:p>blanks</text:p>
          </table:table-cell>
          <table:table-cell table:style-name="ce23"/>
          <table:table-cell table:number-columns-repeated="1021"/>
        </table:table-row>
        <table:table-row table:style-name="ro3">
          <table:table-cell table:style-name="ce5"/>
          <table:table-cell table:style-name="ce9" office:value-type="string">
            <text:p>:m XXX</text:p>
          </table:table-cell>
          <table:table-cell table:style-name="ce22" table:formula="of:=COUNTIF([.$C$2:.$C22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music / log / kb / </text:p>
          </table:table-cell>
          <table:table-cell table:style-name="ce22" table:formula="of:=COUNTIF([.$C$2:.$C22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XXX</text:p>
          </table:table-cell>
          <table:table-cell table:style-name="ce22" table:formula="of:=COUNTIF([.$C$2:.$C22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8" office:value-type="string">
            <text:p>:m X-X</text:p>
          </table:table-cell>
          <table:table-cell table:style-name="ce22" table:formula="of:=COUNTIF([.$C$2:.$C22];&quot;:m X-X&quot;)" office:value-type="float" office:value="0">
            <text:p>0</text:p>
          </table:table-cell>
          <table:table-cell table:number-columns-repeated="1021"/>
        </table:table-row>
        <table:table-row table:style-name="ro13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2" table:formula="of:=COUNTIF([.$C$2:.$C22];[.B2123])" office:value-type="float" office:value="0">
            <text:p>0</text:p>
          </table:table-cell>
          <table:table-cell table:number-columns-repeated="1021"/>
        </table:table-row>
        <table:table-row table:style-name="ro14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2" table:formula="of:=COUNTIF([.$C$2:.$C22];[.B212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2" table:formula="of:=COUNTIF([.$C$2:.$C25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2" table:formula="of:=COUNTIF([.$C$2:.$C2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1"/>
          <table:table-cell table:number-columns-repeated="1022"/>
        </table:table-row>
        <table:table-row table:style-name="ro15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16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17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14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16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16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14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14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14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14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16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16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16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16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14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14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16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16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16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8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8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4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14">
          <table:table-cell table:style-name="ce6"/>
          <table:table-cell table:style-name="ce12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15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5"/>
          <table:table-cell table:style-name="ce6"/>
          <table:table-cell table:number-columns-repeated="1021"/>
        </table:table-row>
        <table:table-row table:style-name="ro14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4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4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8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16"/>
          <table:table-cell table:style-name="ce6"/>
          <table:table-cell table:number-columns-repeated="1021"/>
        </table:table-row>
        <table:table-row table:style-name="ro14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メモ / guitar,gt / 演奏、play / g-111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:VIDEO / @自宅 / メモ / kb,keyboard / 演奏 / k-110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3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12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14">
          <table:table-cell table:style-name="ce7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9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 table:number-rows-repeated="1815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45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4">2019/11/14</text:date>, <text:time>11:25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1-14T11:25:30.97</dc:date>
    <dc:creator>iwabuchi ken</dc:creator>
    <meta:editing-duration>P13DT5H45M10S</meta:editing-duration>
    <meta:editing-cycles>5345</meta:editing-cycles>
    <meta:document-statistic meta:table-count="1" meta:cell-count="925" meta:object-count="0"/>
  </office:meta>
</office:document-meta>
</file>